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E0000000C8D8B18C05C4343078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44cm" svg:height="3.968cm" svg:x="8.761cm" svg:y="13.153cm">
          <draw:image xlink:href="Pictures/10000000000000E0000000C8D8B18C05C434307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7:12.302357389</meta:creation-date>
    <dc:date>2018-05-12T14:37:30.201260184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